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35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="0.74pt solid #000000"/>
    </style:style>
    <style:style style:name="ce4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6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67" style:family="table-cell" style:parent-style-name="Default">
      <style:table-cell-properties fo:border-bottom="none" fo:border-left="0.74pt solid #000000" fo:border-right="none" fo:border-top="none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9" style:family="table-cell" style:parent-style-name="Default">
      <style:table-cell-properties fo:border="0.74pt solid #000000" style:vertical-align="middle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7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5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74pt solid #000000" fo:border-left="0.74pt solid #000000" fo:border-right="none" fo:border-top="none"/>
    </style:style>
    <style:style style:name="ce77" style:family="table-cell" style:parent-style-name="Default">
      <style:table-cell-properties fo:border-bottom="none" fo:border-left="none" fo:border-right="none" fo:border-top="0.74pt solid #000000"/>
    </style:style>
    <style:style style:name="ce7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8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</style:style>
    <style:style style:name="ce84" style:family="table-cell" style:parent-style-name="Default">
      <style:table-cell-properties fo:border-bottom="none" fo:border-left="none" fo:border-right="0.74pt solid #000000" fo:border-top="none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fo:border="0.99pt solid #000000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2,957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DMM</text:p>
          </table:table-cell>
          <table:table-cell table:number-columns-repeated="1009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2"/>
          <table:table-cell office:value-type="string" calcext:value-type="string">
            <text:p>kV</text:p>
          </table:table-cell>
          <table:table-cell office:value-type="string" calcext:value-type="string">
            <text:p>mV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01 / 11:3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1" calcext:value-type="float">
            <text:p>751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22-23,5</text:p>
          </table:table-cell>
          <table:table-cell office:value-type="float" office:value="700" calcext:value-type="float">
            <text:p>700</text:p>
          </table:table-cell>
          <table:table-cell office:value-type="float" office:value="895" calcext:value-type="float">
            <text:p>895</text:p>
          </table:table-cell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6" calcext:value-type="float">
            <text:p>37,6</text:p>
          </table:table-cell>
          <table:table-cell table:style-name="ce91" table:number-columns-repeated="2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1.7" calcext:value-type="float">
            <text:p>31,7</text:p>
          </table:table-cell>
          <table:table-cell table:style-name="ce91" table:number-columns-repeated="1009"/>
        </table:table-row>
        <table:table-row table:style-name="ro4">
          <table:table-cell office:value-type="string" calcext:value-type="string">
            <text:p>02 / 11:4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 table:number-columns-spanned="3" table:number-rows-spanned="1">
            <text:p>DS_Tab1_Z2</text:p>
          </table:table-cell>
          <table:covered-table-cell table:style-name="ce72"/>
          <table:covered-table-cell table:style-name="ce89"/>
          <table:table-cell table:style-name="ce90" office:value-type="float" office:value="48" calcext:value-type="float">
            <text:p>48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03 / 11:46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900" calcext:value-type="float">
            <text:p>900</text:p>
          </table:table-cell>
          <table:table-cell office:value-type="float" office:value="26.75" calcext:value-type="float">
            <text:p>26,75</text:p>
          </table:table-cell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 table:number-columns-spanned="3" table:number-rows-spanned="1">
            <text:p>DS_Tab1_Z3</text:p>
          </table:table-cell>
          <table:covered-table-cell table:style-name="ce72"/>
          <table:covered-table-cell table:style-name="ce89"/>
          <table:table-cell table:style-name="ce90" office:value-type="float" office:value="45.4" calcext:value-type="float">
            <text:p>45,4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04 / 11:49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75" calcext:value-type="float">
            <text:p>875</text:p>
          </table:table-cell>
          <table:table-cell office:value-type="float" office:value="26.5" calcext:value-type="float">
            <text:p>26,5</text:p>
          </table:table-cell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1" calcext:value-type="float">
            <text:p>44,1</text:p>
          </table:table-cell>
          <table:table-cell table:style-name="ce91" table:number-columns-repeated="1013"/>
        </table:table-row>
        <table:table-row table:style-name="ro4">
          <table:table-cell table:style-name="ce75" office:value-type="string" calcext:value-type="string">
            <text:p>05 / 11:5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50" calcext:value-type="float">
            <text:p>850</text:p>
          </table:table-cell>
          <table:table-cell office:value-type="float" office:value="26.25" calcext:value-type="float">
            <text:p>26,25</text:p>
          </table:table-cell>
          <table:table-cell office:value-type="float" office:value="24" calcext:value-type="float">
            <text:p>24</text:p>
          </table:table-cell>
          <table:table-cell office:value-type="float" office:value="710" calcext:value-type="float">
            <text:p>71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8" calcext:value-type="float">
            <text:p>42,8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06 / 11:52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25" calcext:value-type="float">
            <text:p>8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 table:number-columns-spanned="3" table:number-rows-spanned="1">
            <text:p>DS_Tab1_Z6</text:p>
          </table:table-cell>
          <table:covered-table-cell table:style-name="ce72"/>
          <table:covered-table-cell table:style-name="ce89"/>
          <table:table-cell table:style-name="ce90" office:value-type="float" office:value="41.5" calcext:value-type="float">
            <text:p>41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07 / 11:54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800" calcext:value-type="float">
            <text:p>800</text:p>
          </table:table-cell>
          <table:table-cell office:value-type="float" office:value="24.5" calcext:value-type="float">
            <text:p>24,5</text:p>
          </table:table-cell>
          <table:table-cell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2" calcext:value-type="float">
            <text:p>40,2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08 / 11:55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.9" calcext:value-type="float">
            <text:p>38,9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09 / 11:57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7" calcext:value-type="float">
            <text:p>75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" calcext:value-type="float">
            <text:p>38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0 / 12:00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4" calcext:value-type="float">
            <text:p>75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8" calcext:value-type="float">
            <text:p>37,8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1 / 12:0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52" calcext:value-type="float">
            <text:p>75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40" calcext:value-type="float">
            <text:p>54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7" calcext:value-type="float">
            <text:p>37,7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2 / 12:01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49" calcext:value-type="float">
            <text:p>749</text:p>
          </table:table-cell>
          <table:table-cell office:value-type="float" office:value="22.9" calcext:value-type="float">
            <text:p>22,9</text:p>
          </table:table-cell>
          <table:table-cell office:value-type="float" office:value="24" calcext:value-type="float">
            <text:p>24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6" calcext:value-type="float">
            <text:p>37,6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3 / 12:02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44" calcext:value-type="float">
            <text:p>744</text:p>
          </table:table-cell>
          <table:table-cell office:value-type="float" office:value="22.9" calcext:value-type="float">
            <text:p>22,9</text:p>
          </table:table-cell>
          <table:table-cell office:value-type="float" office:value="24" calcext:value-type="float">
            <text:p>24</text:p>
          </table:table-cell>
          <table:table-cell office:value-type="float" office:value="640" calcext:value-type="float">
            <text:p>64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3" calcext:value-type="float">
            <text:p>37,3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4 / 12:02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41" calcext:value-type="float">
            <text:p>741</text:p>
          </table:table-cell>
          <table:table-cell office:value-type="float" office:value="22.9" calcext:value-type="float">
            <text:p>22,9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2" calcext:value-type="float">
            <text:p>37,2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5 / 12:03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31" calcext:value-type="float">
            <text:p>731</text:p>
          </table:table-cell>
          <table:table-cell office:value-type="float" office:value="22.7" calcext:value-type="float">
            <text:p>22,7</text:p>
          </table:table-cell>
          <table:table-cell office:value-type="float" office:value="24" calcext:value-type="float">
            <text:p>24</text:p>
          </table:table-cell>
          <table:table-cell office:value-type="float" office:value="540" calcext:value-type="float">
            <text:p>54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7" calcext:value-type="float">
            <text:p>36,7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6 / 12:04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727" calcext:value-type="float">
            <text:p>727</text:p>
          </table:table-cell>
          <table:table-cell office:value-type="float" office:value="22.5" calcext:value-type="float">
            <text:p>22,5</text:p>
          </table:table-cell>
          <table:table-cell office:value-type="float" office:value="23.5" calcext:value-type="float">
            <text:p>23,5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7 / 12:05</text:p>
          </table:table-cell>
          <table:table-cell office:value-type="float" office:value="22.9577" calcext:value-type="float">
            <text:p>22,9577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3.2" calcext:value-type="float">
            <text:p>33,2</text:p>
          </table:table-cell>
          <table:table-cell table:style-name="ce91"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48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11</text:p>
          </table:table-cell>
          <table:table-cell office:value-type="float" office:value="22.9487" calcext:value-type="float">
            <text:p>22,9487</text:p>
          </table:table-cell>
          <table:table-cell office:value-type="float" office:value="755" calcext:value-type="float">
            <text:p>75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9" calcext:value-type="float">
            <text:p>37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2.2" calcext:value-type="float">
            <text:p>22,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.9" calcext:value-type="float">
            <text:p>38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22.5" calcext:value-type="float">
            <text:p>22,5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2" calcext:value-type="float">
            <text:p>40,2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5" calcext:value-type="float">
            <text:p>41,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8" calcext:value-type="float">
            <text:p>42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2" calcext:value-type="float">
            <text:p>44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4" calcext:value-type="float">
            <text:p>45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25.5" calcext:value-type="float">
            <text:p>25,5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6.8" calcext:value-type="float">
            <text:p>46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8" calcext:value-type="float">
            <text:p>48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49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6"/>
          <table:table-cell table:style-name="Default" office:value-type="string" calcext:value-type="string">
            <text:p>Tab4 verloren</text:p>
          </table:table-cell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16</text:p>
          </table:table-cell>
          <table:table-cell office:value-type="float" office:value="22.9497" calcext:value-type="float">
            <text:p>22,949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9" calcext:value-type="float">
            <text:p>37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23.5" calcext:value-type="float">
            <text:p>23,5</text:p>
          </table:table-cell>
          <table:table-cell office:value-type="float" office:value="23.75" calcext:value-type="float">
            <text:p>23,7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3" calcext:value-type="float">
            <text:p>36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" calcext:value-type="float">
            <text:p>3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2.5" calcext:value-type="float">
            <text:p>22,5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.9" calcext:value-type="float">
            <text:p>38,9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24.25" calcext:value-type="float">
            <text:p>24,25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2" calcext:value-type="float">
            <text:p>40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23.5" calcext:value-type="float">
            <text:p>23,5</text:p>
          </table:table-cell>
          <table:table-cell office:value-type="float" office:value="24" calcext:value-type="float">
            <text:p>24</text:p>
          </table:table-cell>
          <table:table-cell office:value-type="float" office:value="340" calcext:value-type="float">
            <text:p>34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5" calcext:value-type="float">
            <text:p>41,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400-425</text:p>
          </table:table-cell>
          <table:table-cell/>
          <table:table-cell office:value-type="string" calcext:value-type="string" table:number-columns-spanned="3" table:number-rows-spanned="1">
            <text:p>DS_Tab3_Z7</text:p>
          </table:table-cell>
          <table:covered-table-cell table:style-name="ce72"/>
          <table:covered-table-cell table:style-name="ce89"/>
          <table:table-cell table:style-name="ce90" office:value-type="float" office:value="42.8" calcext:value-type="float">
            <text:p>42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24.5" calcext:value-type="float">
            <text:p>24,5</text:p>
          </table:table-cell>
          <table:table-cell office:value-type="float" office:value="24.25" calcext:value-type="float">
            <text:p>24,25</text:p>
          </table:table-cell>
          <table:table-cell office:value-type="float" office:value="375" calcext:value-type="float">
            <text:p>3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1" calcext:value-type="float">
            <text:p>44,1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1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6"/>
          <table:table-cell table:style-name="Default" office:value-type="string" calcext:value-type="string">
            <text:p>Tab4 verloren</text:p>
          </table:table-cell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39</text:p>
          </table:table-cell>
          <table:table-cell office:value-type="float" office:value="22.9517" calcext:value-type="float">
            <text:p>22,9517</text:p>
          </table:table-cell>
          <table:table-cell office:value-type="float" office:value="755" calcext:value-type="float">
            <text:p>755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,5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9" calcext:value-type="float">
            <text:p>37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23.2" calcext:value-type="float">
            <text:p>23,2</text:p>
          </table:table-cell>
          <table:table-cell office:value-type="float" office:value="24.25" calcext:value-type="float">
            <text:p>24,25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" calcext:value-type="float">
            <text:p>3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2.6" calcext:value-type="float">
            <text:p>22,6</text:p>
          </table:table-cell>
          <table:table-cell office:value-type="float" office:value="24.25" calcext:value-type="float">
            <text:p>24,25</text:p>
          </table:table-cell>
          <table:table-cell office:value-type="float" office:value="675" calcext:value-type="float">
            <text:p>6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.9" calcext:value-type="float">
            <text:p>38,9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,5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2" calcext:value-type="float">
            <text:p>40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,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23.5" calcext:value-type="float">
            <text:p>23,5</text:p>
          </table:table-cell>
          <table:table-cell office:value-type="float" office:value="24.5" calcext:value-type="float">
            <text:p>24,5</text:p>
          </table:table-cell>
          <table:table-cell office:value-type="float" office:value="775" calcext:value-type="float">
            <text:p>7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9" calcext:value-type="float">
            <text:p>42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2" calcext:value-type="float">
            <text:p>44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office:value-type="float" office:value="24.5" calcext:value-type="float">
            <text:p>24,5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0 / 12:46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,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 table:number-columns-spanned="3" table:number-rows-spanned="1">
            <text:p>DS_Tab5_Z10</text:p>
          </table:table-cell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2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49</text:p>
          </table:table-cell>
          <table:table-cell office:value-type="float" office:value="22.9527" calcext:value-type="float">
            <text:p>22,952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9" calcext:value-type="float">
            <text:p>37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5" calcext:value-type="float">
            <text:p>2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" calcext:value-type="float">
            <text:p>3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5" calcext:value-type="float">
            <text:p>6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.9" calcext:value-type="float">
            <text:p>38,9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60" calcext:value-type="float">
            <text:p>76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2" calcext:value-type="float">
            <text:p>40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9" calcext:value-type="float">
            <text:p>42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2" calcext:value-type="float">
            <text:p>44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6.8" calcext:value-type="float">
            <text:p>46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 table:number-columns-spanned="3" table:number-rows-spanned="1">
            <text:p>DS_Tab6_Z11</text:p>
          </table:table-cell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3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2:56</text:p>
          </table:table-cell>
          <table:table-cell office:value-type="float" office:value="22.9537" calcext:value-type="float">
            <text:p>22,953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" calcext:value-type="float">
            <text:p>3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" calcext:value-type="float">
            <text:p>3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5" calcext:value-type="float">
            <text:p>6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" calcext:value-type="float">
            <text:p>39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50" calcext:value-type="float">
            <text:p>8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2" calcext:value-type="float">
            <text:p>40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75" calcext:value-type="float">
            <text:p>8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75" calcext:value-type="float">
            <text:p>7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9" calcext:value-type="float">
            <text:p>42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2" calcext:value-type="float">
            <text:p>44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 table:number-columns-spanned="3" table:number-rows-spanned="1">
            <text:p>DS_Tab7_Z10</text:p>
          </table:table-cell>
          <table:covered-table-cell table:style-name="ce72"/>
          <table:covered-table-cell table:style-name="ce89"/>
          <table:table-cell table:style-name="ce90" office:value-type="float" office:value="41" calcext:value-type="float">
            <text:p>41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4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02</text:p>
          </table:table-cell>
          <table:table-cell office:value-type="float" office:value="22.9547" calcext:value-type="float">
            <text:p>22,954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" calcext:value-type="float">
            <text:p>3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" calcext:value-type="float">
            <text:p>3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50" calcext:value-type="float">
            <text:p>6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" calcext:value-type="float">
            <text:p>39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3" calcext:value-type="float">
            <text:p>40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625" calcext:value-type="float">
            <text:p>6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9" calcext:value-type="float">
            <text:p>42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2" calcext:value-type="float">
            <text:p>44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0 / 13:07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 table:number-columns-spanned="3" table:number-rows-spanned="1">
            <text:p>DS_Tab8_Z10</text:p>
          </table:table-cell>
          <table:covered-table-cell table:style-name="ce72"/>
          <table:covered-table-cell table:style-name="ce89"/>
          <table:table-cell table:style-name="ce90" office:value-type="float" office:value="41" calcext:value-type="float">
            <text:p>41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5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09</text:p>
          </table:table-cell>
          <table:table-cell office:value-type="float" office:value="22.9557" calcext:value-type="float">
            <text:p>22,955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" calcext:value-type="float">
            <text:p>3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" calcext:value-type="float">
            <text:p>3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725" calcext:value-type="float">
            <text:p>7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" calcext:value-type="float">
            <text:p>39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3" calcext:value-type="float">
            <text:p>40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15" calcext:value-type="float">
            <text:p>61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00" calcext:value-type="float">
            <text:p>7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9" calcext:value-type="float">
            <text:p>42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2" calcext:value-type="float">
            <text:p>44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60" calcext:value-type="float">
            <text:p>36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0 / 13:14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 table:number-columns-spanned="3" table:number-rows-spanned="1">
            <text:p>DS_Tab9_Z10</text:p>
          </table:table-cell>
          <table:covered-table-cell table:style-name="ce72"/>
          <table:covered-table-cell table:style-name="ce89"/>
          <table:table-cell table:style-name="ce90" office:value-type="float" office:value="38.8" calcext:value-type="float">
            <text:p>38,8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1 / 13:17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 table:number-columns-spanned="3" table:number-rows-spanned="1">
            <text:p>DS_Tab9_Z11</text:p>
          </table:table-cell>
          <table:covered-table-cell table:style-name="ce72"/>
          <table:covered-table-cell table:style-name="ce89"/>
          <table:table-cell table:style-name="ce90" office:value-type="float" office:value="43.2" calcext:value-type="float">
            <text:p>43,2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6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20</text:p>
          </table:table-cell>
          <table:table-cell office:value-type="float" office:value="22.9567" calcext:value-type="float">
            <text:p>22,956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" calcext:value-type="float">
            <text:p>3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52" calcext:value-type="float">
            <text:p>75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8" calcext:value-type="float">
            <text:p>37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47" calcext:value-type="float">
            <text:p>7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5" calcext:value-type="float">
            <text:p>37,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2" calcext:value-type="float">
            <text:p>37,2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.1" calcext:value-type="float">
            <text:p>35,1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62" calcext:value-type="float">
            <text:p>76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25" calcext:value-type="float">
            <text:p>6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.3" calcext:value-type="float">
            <text:p>38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" calcext:value-type="float">
            <text:p>3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25" calcext:value-type="float">
            <text:p>3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3" calcext:value-type="float">
            <text:p>40,3</text:p>
          </table:table-cell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5" calcext:value-type="float">
            <text:p>42,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2 / 13:2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 table:number-columns-spanned="3" table:number-rows-spanned="1">
            <text:p>DS_Tab10_Z12</text:p>
          </table:table-cell>
          <table:covered-table-cell table:style-name="ce72"/>
          <table:covered-table-cell table:style-name="ce89"/>
          <table:table-cell table:style-name="ce90" office:value-type="float" office:value="37.5" calcext:value-type="float">
            <text:p>37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3 / 13:30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 table:number-columns-spanned="3" table:number-rows-spanned="1">
            <text:p>DS_Tab10_Z13</text:p>
          </table:table-cell>
          <table:covered-table-cell table:style-name="ce72"/>
          <table:covered-table-cell table:style-name="ce89"/>
          <table:table-cell table:style-name="ce90" office:value-type="float" office:value="42.7" calcext:value-type="float">
            <text:p>42,7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8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37</text:p>
          </table:table-cell>
          <table:table-cell office:value-type="float" office:value="22.9587" calcext:value-type="float">
            <text:p>22,958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.1" calcext:value-type="float">
            <text:p>35,1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3" calcext:value-type="float">
            <text:p>36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7" calcext:value-type="float">
            <text:p>36,7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733" calcext:value-type="float">
            <text:p>73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8" calcext:value-type="float">
            <text:p>36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25" calcext:value-type="float">
            <text:p>6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3" calcext:value-type="float">
            <text:p>37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5" calcext:value-type="float">
            <text:p>37,5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54" calcext:value-type="float">
            <text:p>7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9" calcext:value-type="float">
            <text:p>37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58" calcext:value-type="float">
            <text:p>758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8.1" calcext:value-type="float">
            <text:p>38,1</text:p>
          </table:table-cell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150" calcext:value-type="float">
            <text:p>11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" calcext:value-type="float">
            <text:p>41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8" calcext:value-type="float">
            <text:p>41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5" calcext:value-type="float">
            <text:p>44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3 / 13:43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 table:number-columns-spanned="3" table:number-rows-spanned="1">
            <text:p>DS_Tab11_Z13</text:p>
          </table:table-cell>
          <table:covered-table-cell table:style-name="ce72"/>
          <table:covered-table-cell table:style-name="ce89"/>
          <table:table-cell table:style-name="ce90" office:value-type="float" office:value="41.8" calcext:value-type="float">
            <text:p>41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 table:number-columns-spanned="3" table:number-rows-spanned="1">
            <text:p>DS_Tab11_Z14</text:p>
          </table:table-cell>
          <table:covered-table-cell table:style-name="ce72"/>
          <table:covered-table-cell table:style-name="ce89"/>
          <table:table-cell table:style-name="ce90" office:value-type="float" office:value="37.3" calcext:value-type="float">
            <text:p>37,3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9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3:54</text:p>
          </table:table-cell>
          <table:table-cell office:value-type="float" office:value="22.9597" calcext:value-type="float">
            <text:p>22,959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.1" calcext:value-type="float">
            <text:p>35,1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3" calcext:value-type="float">
            <text:p>36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580" calcext:value-type="float">
            <text:p>5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9" calcext:value-type="float">
            <text:p>36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" calcext:value-type="float">
            <text:p>37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3" calcext:value-type="float">
            <text:p>36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7" calcext:value-type="float">
            <text:p>37,7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" calcext:value-type="float">
            <text:p>3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050" calcext:value-type="float">
            <text:p>10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8" calcext:value-type="float">
            <text:p>40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12" calcext:value-type="float">
            <text:p>812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50" calcext:value-type="float">
            <text:p>8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9" calcext:value-type="float">
            <text:p>40,9</text:p>
          </table:table-cell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2" calcext:value-type="float">
            <text:p>41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2" calcext:value-type="float">
            <text:p>42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3" calcext:value-type="float">
            <text:p>4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2" calcext:value-type="float">
            <text:p>44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5 / 14:0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 table:number-columns-spanned="3" table:number-rows-spanned="1">
            <text:p>DS_Tab12_Z15</text:p>
          </table:table-cell>
          <table:covered-table-cell table:style-name="ce72"/>
          <table:covered-table-cell table:style-name="ce89"/>
          <table:table-cell table:style-name="ce90" office:value-type="float" office:value="41.9" calcext:value-type="float">
            <text:p>41,9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6 / 14:07</text:p>
          </table:table-cell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 table:number-columns-spanned="3" table:number-rows-spanned="1">
            <text:p>DS_Tab12_Z16</text:p>
          </table:table-cell>
          <table:covered-table-cell table:style-name="ce72"/>
          <table:covered-table-cell table:style-name="ce89"/>
          <table:table-cell table:style-name="ce90" office:value-type="float" office:value="36.5" calcext:value-type="float">
            <text:p>36,5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60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4:11</text:p>
          </table:table-cell>
          <table:table-cell office:value-type="float" office:value="22.9607" calcext:value-type="float">
            <text:p>22,960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.1" calcext:value-type="float">
            <text:p>35,1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480" calcext:value-type="float">
            <text:p>48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9" calcext:value-type="float">
            <text:p>36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425" calcext:value-type="float">
            <text:p>42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" calcext:value-type="float">
            <text:p>37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38" calcext:value-type="float">
            <text:p>738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75" calcext:value-type="float">
            <text:p>5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1" calcext:value-type="float">
            <text:p>37,1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740" calcext:value-type="float">
            <text:p>74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2" calcext:value-type="float">
            <text:p>37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7" calcext:value-type="float">
            <text:p>37,7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" calcext:value-type="float">
            <text:p>3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2" calcext:value-type="float">
            <text:p>41,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0" calcext:value-type="float">
            <text:p>82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3" calcext:value-type="float">
            <text:p>41,3</text:p>
          </table:table-cell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24.75" calcext:value-type="float">
            <text:p>24,75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7" calcext:value-type="float">
            <text:p>41,7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1375" calcext:value-type="float">
            <text:p>13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" calcext:value-type="float">
            <text:p>42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37" calcext:value-type="float">
            <text:p>83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375" calcext:value-type="float">
            <text:p>1375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3" calcext:value-type="float">
            <text:p>42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3" calcext:value-type="float">
            <text:p>44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6 / 14:2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string" calcext:value-type="string">
            <text:p>1400-1600</text:p>
          </table:table-cell>
          <table:table-cell/>
          <table:table-cell office:value-type="string" calcext:value-type="string" table:number-columns-spanned="3" table:number-rows-spanned="1">
            <text:p>DS_Tab13_Z16</text:p>
          </table:table-cell>
          <table:covered-table-cell table:style-name="ce72"/>
          <table:covered-table-cell table:style-name="ce89"/>
          <table:table-cell table:style-name="ce90" office:value-type="float" office:value="42.3" calcext:value-type="float">
            <text:p>42,3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7 / 14:22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 table:number-columns-spanned="3" table:number-rows-spanned="1">
            <text:p>DS_Tab13_Z17</text:p>
          </table:table-cell>
          <table:covered-table-cell table:style-name="ce72"/>
          <table:covered-table-cell table:style-name="ce89"/>
          <table:table-cell table:style-name="ce90" office:value-type="float" office:value="37.1" calcext:value-type="float">
            <text:p>37,1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617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4:27</text:p>
          </table:table-cell>
          <table:table-cell office:value-type="float" office:value="22.9617" calcext:value-type="float">
            <text:p>22,961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5.1" calcext:value-type="float">
            <text:p>35,1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20" calcext:value-type="float">
            <text:p>22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6.4" calcext:value-type="float">
            <text:p>36,4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7.8" calcext:value-type="float">
            <text:p>37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650" calcext:value-type="float">
            <text:p>6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" calcext:value-type="float">
            <text:p>39</text:p>
          </table:table-cell>
          <table:table-cell table:style-name="ce91" table:number-columns-repeated="1013"/>
        </table:table-row>
        <table:table-row table:style-name="ro4">
          <table:table-cell table:style-name="ce75"/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4.75" calcext:value-type="float">
            <text:p>24,7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39.7" calcext:value-type="float">
            <text:p>39,7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0.3" calcext:value-type="float">
            <text:p>40,3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1.6" calcext:value-type="float">
            <text:p>41,6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49" calcext:value-type="float">
            <text:p>8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50" calcext:value-type="float">
            <text:p>11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2.9" calcext:value-type="float">
            <text:p>42,9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4.3" calcext:value-type="float">
            <text:p>44,3</text:p>
          </table:table-cell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spanned="3" table:number-rows-spanned="1"/>
          <table:covered-table-cell table:style-name="ce72"/>
          <table:covered-table-cell table:style-name="ce89"/>
          <table:table-cell table:style-name="ce90" office:value-type="float" office:value="45.5" calcext:value-type="float">
            <text:p>45,5</text:p>
          </table:table-cell>
          <table:table-cell table:style-name="ce91" table:number-columns-repeated="1013"/>
        </table:table-row>
        <table:table-row table:style-name="ro4">
          <table:table-cell office:value-type="string" calcext:value-type="string">
            <text:p>11 / 14:34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 table:number-columns-spanned="3" table:number-rows-spanned="1">
            <text:p>DS_Tab14_Z11</text:p>
          </table:table-cell>
          <table:covered-table-cell table:style-name="ce72"/>
          <table:covered-table-cell table:style-name="ce89"/>
          <table:table-cell table:style-name="ce90" office:value-type="float" office:value="43.2" calcext:value-type="float">
            <text:p>43,2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table table:name="22,9592 MHz" table:style-name="ta1">
        <table:table-column table:style-name="co1" table:number-columns-repeated="6" table:default-cell-style-name="ce72"/>
        <table:table-column table:style-name="co2" table:number-columns-repeated="2" table:default-cell-style-name="ce72"/>
        <table:table-column table:style-name="co2" table:default-cell-style-name="ce84"/>
        <table:table-column table:style-name="co2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61" office:value-type="string" calcext:value-type="string">
            <text:p>Dichteschrieb</text:p>
          </table:table-cell>
          <table:table-cell table:style-name="ce61" table:number-columns-repeated="3"/>
          <table:table-cell table:style-name="Default"/>
          <table:table-cell table:style-name="ce61"/>
          <table:table-cell table:style-name="ce80" office:value-type="string" calcext:value-type="string">
            <text:p>Datum:</text:p>
          </table:table-cell>
          <table:table-cell table:style-name="ce81" office:value-type="date" office:date-value="2026-03-19" calcext:value-type="date" table:number-columns-spanned="2" table:number-rows-spanned="1">
            <text:p>19.03.26</text:p>
          </table:table-cell>
          <table:covered-table-cell table:style-name="ce82"/>
          <table:table-cell table:style-name="ce61" table:number-columns-repeated="1015"/>
        </table:table-row>
        <table:table-row table:style-name="ro1">
          <table:table-cell table:style-name="ce61" office:value-type="string" calcext:value-type="string">
            <text:p>Parametervariation</text:p>
          </table:table-cell>
          <table:table-cell table:style-name="ce61" table:number-columns-repeated="1023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Konstante Werte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>
          <table:table-cell table:style-name="ce6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Strahl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Teilchenart</text:p>
          </table:table-cell>
          <table:covered-table-cell table:style-name="ce69"/>
          <table:table-cell table:style-name="ce68" office:value-type="string" calcext:value-type="string" table:number-columns-spanned="3" table:number-rows-spanned="1">
            <text:p>Deuteronen</text:p>
          </table:table-cell>
          <table:covered-table-cell table:number-columns-repeated="2" table:style-name="ce69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nach Zyklo.exe</text:span></text:p>
          </table:table-cell>
          <table:covered-table-cell table:style-name="ce66"/>
          <table:table-cell table:style-name="ce68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Energie <text:span text:style-name="T1">gemessen</text:span>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-</text:p>
          </table:table-cell>
          <table:covered-table-cell table:style-name="ce69"/>
          <table:table-cell table:style-name="ce69" office:value-type="string" calcext:value-type="string">
            <text:p>Me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Niederenergiestrahlführung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Strahlpotential</text:p>
          </table:table-cell>
          <table:covered-table-cell table:style-name="ce69"/>
          <table:table-cell table:style-name="ce68" office:value-type="float" office:value="4.9" calcext:value-type="float" table:number-columns-spanned="2" table:number-rows-spanned="1">
            <text:p>4,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2" table:number-rows-spanned="1">
            <text:p>Ziehspannung</text:p>
          </table:table-cell>
          <table:covered-table-cell table:style-name="ce66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1</text:span></text:p>
          </table:table-cell>
          <table:covered-table-cell table:style-name="ce66"/>
          <table:table-cell table:style-name="ce68" office:value-type="float" office:value="494" calcext:value-type="float" table:number-columns-spanned="2" table:number-rows-spanned="1">
            <text:p>494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2</text:span></text:p>
          </table:table-cell>
          <table:covered-table-cell table:style-name="ce66"/>
          <table:table-cell table:style-name="ce68" office:value-type="float" office:value="507" calcext:value-type="float" table:number-columns-spanned="2" table:number-rows-spanned="1">
            <text:p>507</text:p>
          </table:table-cell>
          <table:covered-table-cell table:style-name="ce69"/>
          <table:table-cell table:style-name="ce69" office:value-type="string" calcext:value-type="string">
            <text:p>Sk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Magnetstrom <text:span text:style-name="T1">M3</text:span></text:p>
          </table:table-cell>
          <table:covered-table-cell table:style-name="ce66"/>
          <table:table-cell table:style-name="ce68" office:value-type="float" office:value="7.55" calcext:value-type="float" table:number-columns-spanned="2" table:number-rows-spanned="1">
            <text:p>7,5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Default" office:value-type="string" calcext:value-type="string">
            <text:p>Ersatzgerä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2" table:number-rows-spanned="1">
            <text:p>Inflektor</text:p>
          </table:table-cell>
          <table:covered-table-cell table:style-name="ce66"/>
          <table:table-cell table:style-name="ce68" office:value-type="float" office:value="1.75" calcext:value-type="float" table:number-columns-spanned="2" table:number-rows-spanned="1">
            <text:p>1,7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Hauptmagnet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8" office:value-type="string" calcext:value-type="string" table:number-columns-spanned="1" table:number-rows-spanned="2">
            <text:p>Magnetstrom</text:p>
          </table:table-cell>
          <table:table-cell table:style-name="ce68" table:number-columns-spanned="2" table:number-rows-spanned="1"/>
          <table:covered-table-cell table:style-name="ce79"/>
          <table:table-cell table:style-name="ce69" office:value-type="string" calcext:value-type="string">
            <text:p>Skt</text:p>
          </table:table-cell>
          <table:table-cell table:style-name="Default" table:number-columns-repeated="4"/>
          <table:table-cell table:number-columns-repeated="1016"/>
        </table:table-row>
        <table:table-row table:style-name="ro5">
          <table:covered-table-cell table:style-name="ce69"/>
          <table:table-cell table:style-name="ce68" office:value-type="float" office:value="306.36" calcext:value-type="float" table:number-columns-spanned="2" table:number-rows-spanned="1">
            <text:p>306,36</text:p>
          </table:table-cell>
          <table:covered-table-cell table:style-name="ce79"/>
          <table:table-cell table:style-name="ce69" office:value-type="string" calcext:value-type="string">
            <text:p>A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1">
            <text:p>Korrekturspulen</text:p>
          </table:table-cell>
          <table:covered-table-cell table:number-columns-repeated="7" table:style-name="Default"/>
          <table:table-cell table:number-columns-repeated="1016"/>
        </table:table-row>
        <table:table-row table:style-name="ro5">
          <table:table-cell table:style-name="ce66" office:value-type="string" calcext:value-type="string">
            <text:p>Spul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Summe</text:span> /Skt</text:p>
          </table:table-cell>
          <table:table-cell table:style-name="ce69" office:value-type="float" office:value="478" calcext:value-type="float">
            <text:p>478</text:p>
          </table:table-cell>
          <table:table-cell table:style-name="ce69" office:value-type="float" office:value="449" calcext:value-type="float">
            <text:p>449</text:p>
          </table:table-cell>
          <table:table-cell table:style-name="ce69" office:value-type="float" office:value="378" calcext:value-type="float">
            <text:p>378</text:p>
          </table:table-cell>
          <table:table-cell table:style-name="ce69" office:value-type="float" office:value="318" calcext:value-type="float">
            <text:p>318</text:p>
          </table:table-cell>
          <table:table-cell table:style-name="ce69" office:value-type="float" office:value="218" calcext:value-type="float">
            <text:p>218</text:p>
          </table:table-cell>
          <table:table-cell table:style-name="ce69" office:value-type="float" office:value="205" calcext:value-type="float">
            <text:p>205</text:p>
          </table:table-cell>
          <table:table-cell table:style-name="ce69" office:value-type="float" office:value="306" calcext:value-type="float">
            <text:p>306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X</text:span> / Skt</text:p>
          </table:table-cell>
          <table:table-cell table:number-columns-repeated="7" table:style-name="ce69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66" office:value-type="string" calcext:value-type="string">
            <text:p><text:span text:style-name="T1">Y</text:span> / Skt</text:p>
          </table:table-cell>
          <table:table-cell table:number-columns-repeated="7" table:style-name="ce69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0" office:value-type="string" calcext:value-type="string">
            <text:p>Netzteil S: Ersatzgerät mit 7,4A</text:p>
          </table:table-cell>
          <table:table-cell table:style-name="ce70"/>
          <table:table-cell table:style-name="ce70" office:value-type="string" calcext:value-type="string">
            <text:p>Netzteil NO: Ersatzgerät mit 16,4A</text:p>
          </table:table-cell>
          <table:table-cell table:style-name="ce70" table:number-columns-repeated="2"/>
          <table:table-cell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1">
            <text:p>Extraktion</text:p>
          </table:table-cell>
          <table:covered-table-cell table:number-columns-repeated="7" table:style-name="ce78"/>
          <table:table-cell table:style-name="ce85"/>
          <table:table-cell table:style-name="ce87" table:number-columns-repeated="1015"/>
        </table:table-row>
        <table:table-row table:style-name="ro5">
          <table:table-cell office:value-type="string" calcext:value-type="string" table:number-columns-spanned="2" table:number-rows-spanned="1">
            <text:p>Extraktions-Septum</text:p>
          </table:table-cell>
          <table:covered-table-cell table:style-name="ce69"/>
          <table:table-cell table:style-name="ce68" office:value-type="float" office:value="25" calcext:value-type="float" table:number-columns-spanned="2" table:number-rows-spanned="1">
            <text:p>25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Kompensierter Kanal</text:p>
          </table:table-cell>
          <table:covered-table-cell table:style-name="ce69"/>
          <table:table-cell table:style-name="ce68" office:value-type="float" office:value="675" calcext:value-type="float" table:number-columns-spanned="2" table:number-rows-spanned="1">
            <text:p>675</text:p>
          </table:table-cell>
          <table:covered-table-cell table:style-name="ce69"/>
          <table:table-cell table:style-name="ce69" office:value-type="string" calcext:value-type="string">
            <text:p>A</text:p>
          </table:table-cell>
          <table:table-cell table:style-name="ce70" table:number-columns-repeated="3"/>
          <table:table-cell table:number-columns-repeated="1016"/>
        </table:table-row>
        <table:table-row table:style-name="ro5">
          <table:table-cell office:value-type="string" calcext:value-type="string" table:number-columns-spanned="2" table:number-rows-spanned="1">
            <text:p>Hautpkanal</text:p>
          </table:table-cell>
          <table:covered-table-cell table:style-name="ce69"/>
          <table:table-cell table:style-name="ce68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9" office:value-type="string" calcext:value-type="string">
            <text:p>kV</text:p>
          </table:table-cell>
          <table:table-cell table:style-name="ce70" table:number-columns-repeated="3"/>
          <table:table-cell table:number-columns-repeated="1016"/>
        </table:table-row>
        <table:table-row table:style-name="ro2">
          <table:table-cell table:style-name="ce73" table:number-columns-repeated="8"/>
          <table:table-cell table:style-name="ce8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2" office:value-type="string" calcext:value-type="string" table:number-columns-spanned="9" table:number-rows-spanned="1">
            <text:p>Messungen</text:p>
          </table:table-cell>
          <table:covered-table-cell table:number-columns-repeated="7" table:style-name="ce77"/>
          <table:covered-table-cell table:style-name="ce83"/>
          <table:table-cell table:number-columns-repeated="1015"/>
        </table:table-row>
        <table:table-row table:style-name="ro2" table:number-rows-repeated="2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ce74" office:value-type="string" calcext:value-type="string">
            <text:p>Nummer / Uhrzeit</text:p>
          </table:table-cell>
          <table:table-cell table:style-name="ce74" office:value-type="string" calcext:value-type="string">
            <text:p>HF-Frequenz / MHz</text:p>
          </table:table-cell>
          <table:table-cell table:style-name="ce74" office:value-type="string" calcext:value-type="string">
            <text:p>HF-Vorwahl / Skt</text:p>
          </table:table-cell>
          <table:table-cell table:style-name="ce74" office:value-type="string" calcext:value-type="string">
            <text:p>HF-Spannung real / kV</text:p>
          </table:table-cell>
          <table:table-cell table:style-name="ce74" office:value-type="string" calcext:value-type="string">
            <text:p>Strom Cup3/Inflektor / µA</text:p>
          </table:table-cell>
          <table:table-cell table:style-name="ce74" office:value-type="string" calcext:value-type="string">
            <text:p>Strom ST1 / nA</text:p>
          </table:table-cell>
          <table:table-cell table:style-name="ce74" office:value-type="string" calcext:value-type="string">
            <text:p>Strahl bis Radius / ~mm</text:p>
          </table:table-cell>
          <table:table-cell table:style-name="ce74" office:value-type="string" calcext:value-type="string" table:number-columns-spanned="3" table:number-rows-spanned="1">
            <text:p>Name Dichteschrieb</text:p>
          </table:table-cell>
          <table:covered-table-cell table:style-name="ce74"/>
          <table:covered-table-cell table:style-name="ce88"/>
          <table:table-cell table:style-name="ce74" office:value-type="string" calcext:value-type="string">
            <text:p>HF-Spannung real DMM / mV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1 / 14:38</text:p>
          </table:table-cell>
          <table:table-cell office:value-type="float" office:value="22.9592" calcext:value-type="float">
            <text:p>22,9592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 table:number-columns-spanned="3" table:number-rows-spanned="1">
            <text:p>DS_Tab15_Z1</text:p>
          </table:table-cell>
          <table:covered-table-cell table:style-name="ce72"/>
          <table:covered-table-cell table:style-name="ce89"/>
          <table:table-cell table:style-name="ce90" office:value-type="float" office:value="36.8" calcext:value-type="float">
            <text:p>36,8</text:p>
          </table:table-cell>
          <table:table-cell table:style-name="ce91" table:number-columns-repeated="1013"/>
        </table:table-row>
        <table:table-row table:style-name="ro4"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+ Buncher</text:p>
          </table:table-cell>
          <table:table-cell office:value-type="string" calcext:value-type="string" table:number-columns-spanned="3" table:number-rows-spanned="1">
            <text:p>DS_Tab15_Z2</text:p>
          </table:table-cell>
          <table:covered-table-cell table:style-name="ce72"/>
          <table:covered-table-cell table:style-name="ce89"/>
          <table:table-cell table:style-name="ce90" office:value-type="float" office:value="26.8" calcext:value-type="float">
            <text:p>26,8</text:p>
          </table:table-cell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style-name="ce75"/>
          <table:table-cell table:number-columns-repeated="6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6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>
          <table:table-cell table:number-columns-repeated="7"/>
          <table:table-cell table:number-columns-spanned="3" table:number-rows-spanned="1"/>
          <table:covered-table-cell table:style-name="ce72"/>
          <table:covered-table-cell table:style-name="ce89"/>
          <table:table-cell table:style-name="ce90"/>
          <table:table-cell table:style-name="ce91" table:number-columns-repeated="1013"/>
        </table:table-row>
        <table:table-row table:style-name="ro4" table:number-rows-repeated="3">
          <table:table-cell table:style-name="ce67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76"/>
          <table:table-cell table:style-name="ce73" table:number-columns-repeated="7"/>
          <table:table-cell table:style-name="ce86"/>
          <table:table-cell table:number-columns-repeated="1015"/>
        </table:table-row>
        <table:table-row table:style-name="ro4" table:number-rows-repeated="7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.00.0000</text:date>, <text:time style:data-style-name="N2" text:time-value="13:39:19.033807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13:30:25.968447496</meta:creation-date>
    <dc:date>2026-03-29T13:45:05.400727700</dc:date>
    <meta:editing-duration>PT5H56M26S</meta:editing-duration>
    <meta:editing-cycles>100</meta:editing-cycles>
    <meta:generator>LibreOffice/25.8.5.2$Windows_X86_64 LibreOffice_project/9c8b85f387cc00a89945a79c9e6239f32e450ac2</meta:generator>
    <meta:document-statistic meta:table-count="14" meta:cell-count="2122" meta:object-count="0"/>
  </office:meta>
</office:document-meta>
</file>